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4D4983F4A0A72FC593.png" manifest:media-type="image/png"/>
  <manifest:file-entry manifest:full-path="Pictures/1000000000000234000002F969322A8F3C5C6726.jpg" manifest:media-type="image/jpeg"/>
  <manifest:file-entry manifest:full-path="Pictures/10000201000003F40000012647EF6E99B30740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923cm" svg:height="20.135cm" draw:z-index="0"><draw:image xlink:href="Pictures/1000000000000234000002F969322A8F3C5C6726.jpg" xlink:type="simple" xlink:show="embed" xlink:actuate="onLoad" loext:mime-type="image/jpeg"/></draw:frame></text:p>
      <text:p text:style-name="Standard"/>
      <text:p text:style-name="Standard"><text:a xlink:type="simple" xlink:href="https://www.color-hex.com/color-palette/38440" text:style-name="Internet_20_link" text:visited-style-name="Visited_20_Internet_20_Link">https://www.color-hex.com/color-palette/38440</text:a></text:p>
      <text:p text:style-name="Standard"/>
      <text:p text:style-name="Standard"><draw:frame draw:style-name="fr2" draw:name="Image2" text:anchor-type="paragraph" svg:width="16.951cm" svg:height="4.923cm" draw:z-index="1"><draw:image xlink:href="Pictures/10000201000003F40000012647EF6E99B307407A.png" xlink:type="simple" xlink:show="embed" xlink:actuate="onLoad" loext:mime-type="image/png"/></draw:frame><draw:frame draw:style-name="fr3" draw:name="Image3" text:anchor-type="paragraph" svg:x="-0.079cm" svg:y="4.657cm" svg:width="17cm" svg:height="7.638cm" draw:z-index="2"><draw:image xlink:href="Pictures/10000201000002E50000014D4983F4A0A72FC59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5:50:22.016299932</meta:creation-date>
    <dc:date>2019-01-24T10:46:36.794000696</dc:date>
    <meta:editing-duration>PT16H34M38S</meta:editing-duration>
    <meta:editing-cycles>4</meta:editing-cycles>
    <meta:generator>LibreOffice/6.0.6.2$Linux_X86_64 LibreOffice_project/00m0$Build-2</meta:generator>
    <meta:document-statistic meta:table-count="0" meta:image-count="3" meta:object-count="0" meta:page-count="2" meta:paragraph-count="1" meta:word-count="1" meta:character-count="45" meta:non-whitespace-character-count="45"/>
  </office:meta>
</office:document-meta>
</file>